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2642" officeooo:paragraph-rsid="00192642" style:font-weight-asian="bold" style:font-weight-complex="bold"/>
    </style:style>
    <style:style style:name="P2" style:family="paragraph" style:parent-style-name="Text_20_body" style:list-style-name="L1"/>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192642" officeooo:paragraph-rsid="00192642" style:font-weight-asian="bold" style:font-weight-complex="bold"/>
    </style:style>
    <style:style style:name="P5" style:family="paragraph" style:parent-style-name="Text_20_body">
      <style:text-properties fo:font-weight="bold" officeooo:rsid="00193076" officeooo:paragraph-rsid="00193076" style:font-weight-asian="bold" style:font-weight-complex="bold"/>
    </style:style>
    <style:style style:name="P6" style:family="paragraph" style:parent-style-name="Text_20_body">
      <style:text-properties fo:font-weight="bold" officeooo:rsid="001a773d" officeooo:paragraph-rsid="001a773d" style:font-weight-asian="bold" style:font-weight-complex="bold"/>
    </style:style>
    <style:style style:name="P7" style:family="paragraph" style:parent-style-name="Text_20_body">
      <style:text-properties fo:font-weight="bold" officeooo:rsid="001bd1f0" officeooo:paragraph-rsid="001bd1f0" style:font-weight-asian="bold" style:font-weight-complex="bold"/>
    </style:style>
    <style:style style:name="P8" style:family="paragraph" style:parent-style-name="Text_20_body">
      <style:text-properties fo:font-weight="bold" officeooo:rsid="001d5054" officeooo:paragraph-rsid="001d5054" style:font-weight-asian="bold" style:font-weight-complex="bold"/>
    </style:style>
    <style:style style:name="P9" style:family="paragraph" style:parent-style-name="Text_20_body">
      <style:text-properties fo:font-weight="bold" officeooo:rsid="001d6cde" officeooo:paragraph-rsid="001d6cde" style:font-weight-asian="bold" style:font-weight-complex="bold"/>
    </style:style>
    <style:style style:name="P10" style:family="paragraph" style:parent-style-name="Text_20_body">
      <style:text-properties fo:font-weight="bold" officeooo:rsid="001fbfae" officeooo:paragraph-rsid="001fbfae" style:font-weight-asian="bold" style:font-weight-complex="bold"/>
    </style:style>
    <style:style style:name="P11" style:family="paragraph" style:parent-style-name="Text_20_body">
      <style:text-properties fo:font-weight="bold" officeooo:rsid="0022bab2" officeooo:paragraph-rsid="0022bab2" style:font-weight-asian="bold" style:font-weight-complex="bold"/>
    </style:style>
    <style:style style:name="P12" style:family="paragraph" style:parent-style-name="Text_20_body">
      <style:text-properties fo:font-weight="bold" officeooo:rsid="0023bbd4" officeooo:paragraph-rsid="0023bbd4" style:font-weight-asian="bold" style:font-weight-complex="bold"/>
    </style:style>
    <style:style style:name="P13" style:family="paragraph" style:parent-style-name="Text_20_body">
      <style:text-properties fo:font-weight="bold" officeooo:rsid="0024da5d" officeooo:paragraph-rsid="0024da5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normal" officeooo:rsid="00192642" officeooo:paragraph-rsid="00192642" style:font-weight-asian="normal" style:font-weight-complex="normal"/>
    </style:style>
    <style:style style:name="P16" style:family="paragraph" style:parent-style-name="Text_20_body">
      <style:text-properties fo:font-weight="normal" officeooo:rsid="001fbfae" officeooo:paragraph-rsid="001fbfae" style:font-weight-asian="normal" style:font-weight-complex="normal"/>
    </style:style>
    <style:style style:name="P17" style:family="paragraph" style:parent-style-name="Text_20_body">
      <style:text-properties fo:font-weight="normal" officeooo:rsid="0022bab2" officeooo:paragraph-rsid="0022bab2" style:font-weight-asian="normal" style:font-weight-complex="normal"/>
    </style:style>
    <style:style style:name="P18" style:family="paragraph" style:parent-style-name="Text_20_body">
      <style:text-properties fo:font-weight="normal" officeooo:rsid="0023bbd4" officeooo:paragraph-rsid="0023bbd4" style:font-weight-asian="normal" style:font-weight-complex="normal"/>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paragraph-properties fo:break-before="page"/>
      <style:text-properties fo:font-weight="bold" officeooo:rsid="00193076" officeooo:paragraph-rsid="00193076"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f1dcd"/>
    </style:style>
    <style:style style:name="T3" style:family="text">
      <style:text-properties officeooo:rsid="0023bbd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PM <text:span text:style-name="T2">FCC (https://whimsical-library.glitch.me)</text:span></text:p>
      <text:p text:style-name="P1"/>
      <text:p text:style-name="P4"><text:span text:style-name="T1">The Node Package Manager (npm) is a command-line tool used by developers to share and control modules (or packages) of JavaScript code written for use with Node.js.<text:line-break/><text:line-break/>When starting a new project, npm generates a </text:span><text:span text:style-name="Source_20_Text"><text:span text:style-name="T1">package.json</text:span></text:span><text:span text:style-name="T1"> file. This file lists the package dependencies for your project. Since npm packages are regularly updated, the </text:span><text:span text:style-name="Source_20_Text"><text:span text:style-name="T1">package.json</text:span></text:span><text:span text:style-name="T1"> file allows you to set specific version numbers for each dependency. This ensures that updates to a package don't break your project.<text:line-break/><text:line-break/>npm saves packages in a folder named </text:span><text:span text:style-name="Source_20_Text"><text:span text:style-name="T1">node</text:span></text:span><text:span text:style-name="Source_20_Text"><text:span text:style-name="Emphasis"><text:span text:style-name="T1">modules</text:span></text:span></text:span><text:span text:style-name="Emphasis"><text:span text:style-name="T1">. These packages can be installed in two ways:</text:span></text:span></text:p>
      <text:list xml:id="list1293746076" text:style-name="L1">
        <text:list-item>
          <text:p text:style-name="P19"><text:span text:style-name="Emphasis"><text:span text:style-name="T1">globally in a root </text:span></text:span><text:span text:style-name="Emphasis"><text:span text:style-name="Source_20_Text"><text:span text:style-name="T1">node</text:span></text:span></text:span><text:span text:style-name="Source_20_Text"><text:span text:style-name="T1">modules</text:span></text:span><text:span text:style-name="T1"> folder, accessible by all projects.</text:span></text:p>
        </text:list-item>
        <text:list-item>
          <text:p text:style-name="P2"><text:span text:style-name="T1">locally within a project's own </text:span><text:span text:style-name="Source_20_Text"><text:span text:style-name="T1">node_modules</text:span></text:span><text:span text:style-name="T1"> folder, accessible only to that project.</text:span></text:p>
        </text:list-item>
      </text:list>
      <text:p text:style-name="P14"><text:line-break/>Most developers prefer to install packages local to each project to create a separation between the dependencies of different projects. </text:p>
      <text:p text:style-name="P4">Package.json</text:p>
      <text:p text:style-name="P15">The file package.json is the center of any Node.js project or npm package. It stores information about your project just like the &lt;head&gt;-section in a HTML document describes the content of a webpage. The package.json consists of a single JSON-object where information is stored in "key": value-pairs. There are only two required fields in a minimal package.json - name and version - but it’s a good practice to provide additional information about your project that could be useful to future users or maintainers.</text:p>
      <text:p text:style-name="P3">The author-field</text:p>
      <text:p text:style-name="P15">One of the most common pieces of information in this file is the author-field that specifies who’s the creator of a project. It can either be a string or an object with contact details. The object is recommended for bigger projects but in our case, a simple string like the following example will do.</text:p>
      <text:p text:style-name="Text_20_body"><text:span text:style-name="Source_20_Text">"author": "Jane Doe"</text:span></text:p>
      <text:p text:style-name="P5">Description Field</text:p>
      <text:p text:style-name="P20"><text:span text:style-name="T1">The next part of a good package.json is the description-field, where a short but informative description about your project belongs.</text:span></text:p>
      <text:p text:style-name="Text_20_body">If you some day plan to publishing a package to npm, remember that this is the string that should sell your idea to the user when they decide whether to install your package or not. However, that’s not the only use case for the description: Since it’s a great way to summarize what a project does, it’s just as important for your normal Node.js-projects to help other developers, future maintainers or even your future self understand the project quickly.</text:p>
      <text:p text:style-name="Text_20_body">Regardless of what you plan for your project, a description is definitely recommended. Let’s add something similar to this:</text:p>
      <text:p text:style-name="Text_20_body"><text:span text:style-name="Source_20_Text">"description": "A project that does something awesome",</text:span></text:p>
      <text:p text:style-name="P5"><text:span text:style-name="T1">Remember to use double-quotes for field-names (") and commas (,) to separate fields.</text:span></text:p>
      <text:p text:style-name="P6">Keywords</text:p>
      <text:p text:style-name="P6"><text:span text:style-name="T1">The keywords-field is where you can describe your project using related keywords.</text:span></text:p>
      <text:p text:style-name="Text_20_body">Example</text:p>
      <text:p text:style-name="Text_20_body"><text:span text:style-name="Source_20_Text">"keywords": [ "descriptive", "related", "words" ],</text:span></text:p>
      <text:p text:style-name="Text_20_body">As you can see, this field is structured as an array of double-quoted strings.</text:p>
      <text:p text:style-name="P7">License</text:p>
      <text:p text:style-name="P7"><text:span text:style-name="T1">The license-field is where you inform users of your project what they are allowed to do with it.</text:span></text:p>
      <text:p text:style-name="Text_20_body">Some common licenses for open source projects include MIT and BSD. http://choosealicense.com is a great resource if you want to learn more about what license could fit your project.</text:p>
      <text:p text:style-name="Text_20_body">License information is not required. Copyright laws in most countries will give you ownership of what you create by default. However, it’s always a good practice to explicitly state what users can and can’t do.</text:p>
      <text:p text:style-name="Text_20_body">Example</text:p>
      <text:p text:style-name="Text_20_body"><text:span text:style-name="Source_20_Text">"license": "MIT",</text:span></text:p>
      <text:p text:style-name="P8">Version</text:p>
      <text:p text:style-name="P8"><text:span text:style-name="T1">The version is together with name one of the required fields in a package.json. This field describes the current version of your project.</text:span></text:p>
      <text:p text:style-name="Text_20_body">Example</text:p>
      <text:p text:style-name="Text_20_body"><text:span text:style-name="Source_20_Text">"version": "1.2",</text:span></text:p>
      <text:p text:style-name="P9">Dependencies</text:p>
      <text:p text:style-name="P9"><text:span text:style-name="T1">One of the biggest reasons to use a package manager is their powerful dependency management. Instead of manually having to make sure that you get all dependencies whenever you set up a project on a new computer, npm automatically installs everything for you. But how can npm know exactly what your project needs? Meet the dependencies-section of your package.json.</text:span></text:p>
      <text:p text:style-name="Text_20_body">In the dependencies-section, packages your project require are stored using the following format:</text:p>
      <text:p text:style-name="Text_20_body"><text:soft-page-break/><text:span text:style-name="Source_20_Text">"dependencies": {</text:span></text:p>
      <text:p text:style-name="Text_20_body"><text:span text:style-name="Source_20_Text">"package-name": "version",</text:span></text:p>
      <text:p text:style-name="Text_20_body"><text:span text:style-name="Source_20_Text">"express": "4.14.0"</text:span></text:p>
      <text:p text:style-name="Text_20_body"><text:span text:style-name="Source_20_Text">}</text:span></text:p>
      <text:p text:style-name="P10">Semantic Versioning</text:p>
      <text:p text:style-name="P16">Versions of the npm packages in the dependencies-section of your package.json follow what’s called Semantic Versioning (SemVer), an industry standard for software versioning aiming to make it easier to manage dependencies. Libraries, frameworks or other tools published on npm should use SemVer in order to clearly communicate what kind of changes that projects who depend on the package can expect if they update.</text:p>
      <text:p text:style-name="Text_20_body">SemVer doesn’t make sense in projects without public APIs - so unless your project is similar to the examples above, use another versioning format.</text:p>
      <text:p text:style-name="Text_20_body">So why do you need to understand SemVer?</text:p>
      <text:p text:style-name="Text_20_body">Knowing SemVer can be useful when you develop software that use external dependencies (which you almost always do). One day, your understanding of these numbers will save you from accidentally introducing breaking changes to your project without understanding why things “that worked yesterday” suddenly doesn’t.</text:p>
      <text:p text:style-name="Text_20_body">This is how Semantic Versioning works according to the official website:</text:p>
      <text:p text:style-name="Text_20_body">Given a version number MAJOR.MINOR.PATCH, increment the:</text:p>
      <text:p text:style-name="Text_20_body">MAJOR version when you make incompatible API changes,</text:p>
      <text:p text:style-name="Text_20_body">MINOR version when you add functionality in a backwards-compatible manner, and</text:p>
      <text:p text:style-name="Text_20_body">PATCH version when you make backwards-compatible bug fixes.</text:p>
      <text:p text:style-name="Text_20_body">This means that PATCHes are bug fixes and MINORs add new features but neither of them break what worked before. Finally, MAJORs add changes that won’t work with earlier versions.</text:p>
      <text:p text:style-name="Text_20_body">Example</text:p>
      <text:p text:style-name="Text_20_body">A semantic version number: 1.3.8</text:p>
      <text:p text:style-name="P11">Keeping to Latest Patch Version ~</text:p>
      <text:p text:style-name="P17"><text:span text:style-name="T3">I</text:span>n most use cases you don’t want to miss bug fixes, since they often include important security patches and (hopefully) don’t break things in doing so.</text:p>
      <text:p text:style-name="Text_20_body">To allow a npm dependency to get updated to the latest PATCH-version, you can prefix the dependency’s version with the tilde-character (~). In package.json, our current rule for how npm may upgrade moment is to use a specific version only (2.10.2), but we want to allow the latest 2.10.x-version.</text:p>
      <text:p text:style-name="Text_20_body">Example</text:p>
      <text:p text:style-name="Text_20_body"><text:span text:style-name="Source_20_Text">"some-package-name": "~1.3.8" allows updates to any 1.3.x version.</text:span></text:p>
      <text:p text:style-name="P12">Keeping to Latest Minor Version ^</text:p>
      <text:p text:style-name="P18"><text:soft-page-break/>The caret (^) allows npm to install future updates as well. The difference is that the caret will allow both MINOR updates and PATCHes.</text:p>
      <text:p text:style-name="Text_20_body">At the moment, your current version of moment should be ~2.10.2 which allows npm to install to the latest 2.10.x-version. If we instead were to use the caret (^) as our version prefix, npm would instead be allowed to update to any 2.x.x-version.</text:p>
      <text:p text:style-name="Text_20_body">Example</text:p>
      <text:p text:style-name="Text_20_body"><text:span text:style-name="Source_20_Text">"some-package-name": "^1.3.8" allows updates to any 1.x.x version.</text:span></text:p>
      <text:p text:style-name="P13">Removing Packages</text:p>
      <text:p text:style-name="P13"><text:span text:style-name="T1">But what if you want to remove an external package that you no longer need? You might already have guessed it - Just remove the corresponding "key": value-pair for that from your dependencies.</text:span></text:p>
      <text:p text:style-name="Text_20_body">This same method applies to removing other fields in your package.json as well</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29:09.452499824</meta:creation-date>
    <dc:date>2018-12-05T08:58:00.398522278</dc:date>
    <meta:editing-duration>PT18M35S</meta:editing-duration>
    <meta:editing-cycles>11</meta:editing-cycles>
    <meta:generator>LibreOffice/6.0.6.2$Linux_X86_64 LibreOffice_project/00m0$Build-2</meta:generator>
    <meta:document-statistic meta:table-count="0" meta:image-count="0" meta:object-count="0" meta:page-count="4" meta:paragraph-count="64" meta:word-count="1092" meta:character-count="6879" meta:non-whitespace-character-count="5849"/>
  </office:meta>
</office:document-meta>
</file>